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62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78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8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115" calcext:value-type="float">
            <text:p>115</text:p>
          </table:table-cell>
          <table:table-cell/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39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9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0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0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0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07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2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7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39" calcext:value-type="float">
            <text:p>139</text:p>
          </table:table-cell>
          <table:table-cell/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6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37" calcext:value-type="float">
            <text:p>1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27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46" calcext:value-type="float">
            <text:p>1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formula="of:=[.C431]+16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3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3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3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5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52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5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“Dreamliner”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75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S Trident (all)</text:p>
          </table:table-cell>
          <table:table-cell office:value-type="string" calcext:value-type="string">
            <text:p>Air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86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8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9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9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207" calcext:value-type="float">
            <text:p>2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14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1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 style:data-style-name="N2" text:time-value="22:14:34.0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6-25T23:32:21.596000000</dc:date>
    <meta:editing-duration>P37DT12H20M35S</meta:editing-duration>
    <meta:editing-cycles>890</meta:editing-cycles>
    <meta:generator>LibreOffice/5.2.6.2$Windows_x86 LibreOffice_project/a3100ed2409ebf1c212f5048fbe377c281438fdc</meta:generator>
    <dc:creator>James Petts</dc:creator>
    <meta:document-statistic meta:table-count="3" meta:cell-count="3182" meta:object-count="0"/>
  </office:meta>
</office:document-meta>
</file>